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Admin cons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Network cab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Pi SD card (pre-flashed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BarBot components</text:p>
          </table:table-cell>
          <table:table-cell office:value-type="string" calcext:value-type="string">
            <text:p>Rope / bungee / repstraps for securing CO2 cylind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3]-[.E53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5]-[.E5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-[.E56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Planks / wood for under table fe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Tressle table</text:p>
          </table:table-cell>
          <table:table-cell table:number-columns-repeated="4"/>
          <table:table-cell office:value-type="string" calcext:value-type="string">
            <text:p>rent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Spirit lev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cable for arduino programm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/ serial cable for debugging 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Laptop with SD card r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/ socket for case scre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for belt tighten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Cross head screwdri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unnel for decanting OJ into 2l bottl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Kitchen tow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Small zip ties for mixer tap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Very thin wire for mixer tap attachm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 met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isc</text:p>
          </table:table-cell>
          <table:table-cell office:value-type="string" calcext:value-type="string">
            <text:p>High vis ve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isc</text:p>
          </table:table-cell>
          <table:table-cell office:value-type="string" calcext:value-type="string">
            <text:p>Measuring jug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isc</text:p>
          </table:table-cell>
          <table:table-cell office:value-type="string" calcext:value-type="string">
            <text:p>Bucke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isc</text:p>
          </table:table-cell>
          <table:table-cell office:value-type="string" calcext:value-type="string">
            <text:p>Measuring cylinder</text:p>
          </table:table-cell>
          <table:table-cell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04:12:46.85894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8-15T04:13:16.258405120</dc:date>
    <meta:editing-duration>PT1H3M12S</meta:editing-duration>
    <meta:editing-cycles>13</meta:editing-cycles>
    <meta:generator>LibreOffice/4.2.4.2$Linux_x86 LibreOffice_project/420m0$Build-2</meta:generator>
    <meta:document-statistic meta:table-count="1" meta:cell-count="368" meta:object-count="0"/>
  </office:meta>
</office:document-meta>
</file>